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62000001D54343CD99.png" manifest:media-type="image/png"/>
  <manifest:file-entry manifest:full-path="Pictures/1000000000000280000001E044D76866.png" manifest:media-type="image/png"/>
  <manifest:file-entry manifest:full-path="Pictures/1000000000000280000001E076A9705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48cm" svg:height="2.286cm" svg:x="5.715cm" svg:y="0.127cm">
          <draw:image xlink:href="Pictures/1000000000000280000001E076A97052.png" xlink:type="simple" xlink:show="embed" xlink:actuate="onLoad">
            <text:p/>
          </draw:image>
        </draw:frame>
        <draw:frame draw:style-name="gr2" draw:text-style-name="P2" draw:layer="layout" svg:width="1.04cm" svg:height="0.729cm" svg:x="4.572cm" svg:y="0.914cm">
          <draw:text-box>
            <text:p text:style-name="P2"><text:span text:style-name="T1">(b)</text:span></text:p>
          </draw:text-box>
        </draw:frame>
        <draw:frame draw:style-name="gr1" draw:text-style-name="P1" draw:layer="layout" svg:width="3.048cm" svg:height="2.286cm" svg:x="1.27cm" svg:y="0.127cm">
          <draw:image xlink:href="Pictures/1000000000000280000001E044D76866.png" xlink:type="simple" xlink:show="embed" xlink:actuate="onLoad">
            <text:p/>
          </draw:image>
        </draw:frame>
        <draw:frame draw:style-name="gr2" draw:text-style-name="P2" draw:layer="layout" svg:width="1.018cm" svg:height="0.729cm" svg:x="0.125cm" svg:y="0.906cm">
          <draw:text-box>
            <text:p text:style-name="P2"><text:span text:style-name="T1">(a)</text:span></text:p>
          </draw:text-box>
        </draw:frame>
        <draw:frame draw:style-name="gr1" draw:text-style-name="P1" draw:layer="layout" svg:width="7.62cm" svg:height="5.867cm" svg:x="1.143cm" svg:y="3.302cm">
          <draw:image xlink:href="Pictures/1000020100000262000001D54343CD99.png" xlink:type="simple" xlink:show="embed" xlink:actuate="onLoad">
            <text:p/>
          </draw:image>
        </draw:frame>
        <draw:frame draw:style-name="gr2" draw:text-style-name="P2" draw:layer="layout" svg:width="1.018cm" svg:height="0.729cm" svg:x="0.128cm" svg:y="5.871cm">
          <draw:text-box>
            <text:p text:style-name="P2"><text:span text:style-name="T1">(c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9.2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7-20T14:23:55.354488081</meta:creation-date>
    <dc:date>2014-07-20T21:17:51.299553611</dc:date>
    <dc:creator>helio </dc:creator>
    <meta:editing-duration>P0D</meta:editing-duration>
    <meta:editing-cycles>2</meta:editing-cycles>
    <meta:generator>LibreOffice/4.2.4.2$Linux_x86 LibreOffice_project/420m0$Build-2</meta:generator>
    <meta:document-statistic meta:object-count="6"/>
  </office:meta>
</office:document-meta>
</file>